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43984"/>
    </style:style>
    <style:style style:name="T1" style:family="text">
      <style:text-properties officeooo:rsid="001439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OMARAVEL Narayanasamy</text:span><text:line-break/></text:p>
      <text:p text:style-name="P1">91130 RIS-ORANGIS<text:line-break/>comaravel.narayanasamy@gmail.com<text:line-break/>06 95 19 14 35</text:p>
      <text:p text:style-name="Text_20_body"/>
      <text:p text:style-name="Text_20_body"><text:span text:style-name="Strong_20_Emphasis">Objet : Candidature pour un poste en alternance au sein de SAFRAN</text:span></text:p>
      <text:p text:style-name="Text_20_body"><text:span text:style-name="Strong_20_Emphasis"/></text:p>
      <text:p text:style-name="Text_20_body">Madame, Monsieur,</text:p>
      <text:p text:style-name="Text_20_body"/>
      <text:p text:style-name="Text_20_body">Actuellement étudiant en BTS Services Informatiques aux Organisations (SIO), je suis à la recherche d'une opportunité en alternance au sein de SAFRAN. Passionné par l’informatique, les nouvelles technologies, <text:span text:style-name="T1">les mathématiques et physiques,</text:span> je suis convaincu que rejoindre un groupe tel que le vôtre me permettrait de développer mes compétences tout en contribuant à des projets dans un environnement stimulant.</text:p>
      <text:p text:style-name="Text_20_body">Mes formations et expériences m’ont permis d'acquérir une solide base en administration réseau, développement et gestion de projets informatiques. J’ai ainsi eu l’opportunité de travailler sur plusieurs projets <text:span text:style-name="T1">personnel </text:span>concrets, notamment dans l’installation et la configuration de modèles d'intelligence artificielle, le développement <text:span text:style-name="T1">sur</text:span> HTML, Python et Java, ainsi que la gestion de bases de données MySQL et PHP. Mon intérêt particulier pour l’administration de systèmes Linux, notamment sur Ubuntu et Rocky Linux, me permet d'être à l'aise dans la gestion de serveurs et la configuration réseau (SSH, DHCP, NFS, <text:span text:style-name="T1">etc</text:span>). J'ai également des bases en machine learning et en administration cloud avec AWS, des domaines qui me passionnent et que j'aspire à approfondir <text:span text:style-name="T1">en passant des certificat AWS et mettre en pratique au</text:span> sein de votre entreprise.</text:p>
      <text:p text:style-name="Text_20_body">Doté d'une forte <text:span text:style-name="T1">envie d’apprendre</text:span> et d’un réel esprit d’équipe, je souhaite intégrer SAFRAN pour contribuer à des projets innovants dans les domaines de l'aéronautique, du spatial ou de la défense, tout en continuant à renforcer mes compétences techniques. Reconnu travailleur handicapé, je recherche un environnement inclusif où je pourrai m’épanouir tout en apportant une réelle valeur ajoutée à votre équipe.</text:p>
      <text:p text:style-name="Text_20_body">Je serais honoré de pouvoir vous rencontrer afin de discuter plus en détail de mes motivations et de la manière dont je pourrais contribuer à la réussite de vos projets.</text:p>
      <text:p text:style-name="Text_20_body">Je vous remercie de l'attention que vous porterez à ma candidature et je reste à votre disposition pour toute information complémentaire.</text:p>
      <text:p text:style-name="Text_20_body"/>
      <text:p text:style-name="Text_20_body">Dans l'attente de votre retour, je vous prie d'agréer, Madame, Monsieur, l’expression de mes salutations distinguées.</text:p>
      <text:p text:style-name="Text_20_body"><text:span text:style-name="Strong_20_Emphasis"/></text:p>
      <text:p text:style-name="Text_20_body"><text:span text:style-name="Strong_20_Emphasis">COMARAVEL Narayanasamy</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5:10:15.205000000</meta:creation-date>
    <dc:date>2024-09-26T15:19:43.923000000</dc:date>
    <meta:editing-duration>PT9M29S</meta:editing-duration>
    <meta:editing-cycles>1</meta:editing-cycles>
    <meta:document-statistic meta:table-count="0" meta:image-count="0" meta:object-count="0" meta:page-count="1" meta:paragraph-count="11" meta:word-count="340" meta:character-count="2287" meta:non-whitespace-character-count="1957"/>
    <meta:generator>LibreOffice/7.6.2.1$Windows_X86_64 LibreOffice_project/56f7684011345957bbf33a7ee678afaf4d2ba333</meta:generator>
  </office:meta>
</office:document-meta>
</file>